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travellermap.com/doc/api#coordinates-sector-lookup-and-coordinate-conversion" text:style-name="Internet_20_link" text:visited-style-name="Visited_20_Internet_20_Link">https://travellermap.com/doc/api#coordinates-sector-lookup-and-coordinate-conversion</text:a></text:p>
      <text:p text:style-name="Standard"><text:a xlink:type="simple" xlink:href="https://travellermap.com/doc/api#jumpworlds" text:style-name="Internet_20_link" text:visited-style-name="Visited_20_Internet_20_Link">https://travellermap.com/doc/api#jumpworlds</text:a></text:p>
      <text:p text:style-name="Standard">https://travellermap.com/doc/api#metadata-retrieve-metadata-for-a-sector</text:p>
      <text:p text:style-name="Standard"/>
      <text:p text:style-name="Standard"><text:a xlink:type="simple" xlink:href="https://travellermap.com/api/credits?x=-110&amp;y=-70" text:style-name="Internet_20_link" text:visited-style-name="Visited_20_Internet_20_Link">https://travellermap.com/api/credits?x=-110&amp;y=-70</text:a></text:p>
      <text:p text:style-name="P1">{"Credits":"&lt;b&gt;The Spinward Marches&lt;\/b&gt; were designed by Marc W.\n <text:s text:c="12"/>Miller and appear in &lt;cite&gt;Traveller Supplement 3: The\n <text:s text:c="12"/>Spinward Marches&lt;\/cite&gt; (GDW, 1979).","SectorX":-4,"SectorY":-1,"SectorName":"Spinward Marches","SectorSource":"Traveller 5 Second Survey","SectorMilieu":"M1105","SectorTags":"Official OTU","SubsectorName":"Regina","SubsectorIndex":"C","WorldName":"Regina","WorldHex":"1910","WorldUwp":"A788899-C","WorldRemarks":"Ri Pa Ph An Cp (Amindii)2 Varg0 Asla0 Sa","WorldIx":"{ 4 }","WorldEx":"(D7E+5)","WorldCx":"[9C6D]","WorldPbg":"703","WorldAllegiance":"ImDd","ProductPublisher":"Mongoose Publishing","ProductTitle":"Behind the Claw","ProductAuthor":"Martin J. Dougherty","ProductRef":"https:\/\/www.mongoosepublishing.com\/products\/behind-the-claw-2"}</text:p>
      <text:p text:style-name="Standard"><text:a xlink:type="simple" xlink:href="https://travellermap.com/api/jumpworlds?sector=Spinward%20Marches&amp;hex=1910&amp;jump=0" text:style-name="Internet_20_link" text:visited-style-name="Visited_20_Internet_20_Link">https://travellermap.com/api/jumpworlds?sector=Spinward%20Marches&amp;hex=1910&amp;jump=0</text:a></text:p>
      <text:p text:style-name="P1">{"Worlds":[{"Name":"Regina","Hex":"1910","UWP":"A788899-C","PBG":"703","Zone":"","Bases":"NS","Allegiance":"ImDd","Stellar":"F7 V BD M3 V","SS":"C","Ix":"{ 4 }","CalculatedImportance":4,"Ex":"(D7E+5)","Cx":"[9C6D]","Nobility":"BcCeF","Worlds":8,"ResourceUnits":6370,"Subsector":2,"Quadrant":1,"WorldX":-110,"WorldY":-70,"Remarks":"Ri Pa Ph An Cp (Amindii)2 Varg0 Asla0 Sa","LegacyBaseCode":"A","Sector":"Spinward Marches","SubsectorName":"Regina","SectorAbbreviation":"Spin","AllegianceName":"Third Imperium, Domain of Deneb"}]}</text:p>
      <text:p text:style-name="Standard"><text:a xlink:type="simple" xlink:href="https://travellermap.com/print/world?sector=Spinward%20Marches&amp;hex=1910" text:style-name="Internet_20_link" text:visited-style-name="Visited_20_Internet_20_Link">https://travellermap.com/print/world?sector=Spinward%20Marches&amp;hex=1910</text:a></text:p>
      <text:p text:style-name="Standard">https://travellermap.com/print/world?sector=Spinward%20Marches&amp;hex=201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9" meta:word-count="67" meta:character-count="1797" meta:non-whitespace-character-count="1715"/>
  </office:meta>
</office:document-meta>
</file>